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517cm" table:align="left"/>
    </style:style>
    <style:style style:name="Table1.A" style:family="table-column">
      <style:table-column-properties style:column-width="2.08cm"/>
    </style:style>
    <style:style style:name="Table1.B" style:family="table-column">
      <style:table-column-properties style:column-width="1.43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941cm" table:align="left"/>
    </style:style>
    <style:style style:name="Table2.A" style:family="table-column">
      <style:table-column-properties style:column-width="2.08cm"/>
    </style:style>
    <style:style style:name="Table2.B" style:family="table-column">
      <style:table-column-properties style:column-width="1.86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517cm" table:align="left"/>
    </style:style>
    <style:style style:name="Table3.A" style:family="table-column">
      <style:table-column-properties style:column-width="2.08cm"/>
    </style:style>
    <style:style style:name="Table3.B" style:family="table-column">
      <style:table-column-properties style:column-width="1.43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517cm" table:align="left"/>
    </style:style>
    <style:style style:name="Table4.A" style:family="table-column">
      <style:table-column-properties style:column-width="2.08cm"/>
    </style:style>
    <style:style style:name="Table4.B" style:family="table-column">
      <style:table-column-properties style:column-width="1.43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517cm" table:align="left"/>
    </style:style>
    <style:style style:name="Table5.A" style:family="table-column">
      <style:table-column-properties style:column-width="2.08cm"/>
    </style:style>
    <style:style style:name="Table5.B" style:family="table-column">
      <style:table-column-properties style:column-width="1.43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517cm" table:align="left"/>
    </style:style>
    <style:style style:name="Table6.A" style:family="table-column">
      <style:table-column-properties style:column-width="2.08cm"/>
    </style:style>
    <style:style style:name="Table6.B" style:family="table-column">
      <style:table-column-properties style:column-width="1.43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3.517cm" table:align="left"/>
    </style:style>
    <style:style style:name="Table7.A" style:family="table-column">
      <style:table-column-properties style:column-width="2.08cm"/>
    </style:style>
    <style:style style:name="Table7.B" style:family="table-column">
      <style:table-column-properties style:column-width="1.438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tyle="italic" loext:padding-left="0.049cm" loext:padding-right="0cm" loext:padding-top="0cm" loext:padding-bottom="0cm" loext:border-left="2.24pt solid #000000" loext:border-right="none" loext:border-top="none" loext:border-bottom="non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sans-serif"/>
    </style:style>
    <style:style style:name="P13" style:family="paragraph" style:parent-style-name="Text_20_body">
      <style:paragraph-properties fo:margin-top="0cm" fo:margin-bottom="0cm" loext:contextual-spacing="false"/>
      <style:text-properties loext:padding-left="0.049cm" loext:padding-right="0cm" loext:padding-top="0cm" loext:padding-bottom="0cm" loext:border-left="2.24pt solid #000000" loext:border-right="none" loext:border-top="none" loext:border-bottom="non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7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fo:font-style="italic" loext:padding-left="0.049cm" loext:padding-right="0cm" loext:padding-top="0cm" loext:padding-bottom="0cm" loext:border-left="2.24pt solid #000000" loext:border-right="none" loext:border-top="none" loext:border-bottom="none"/>
    </style:style>
    <style:style style:name="P21" style:family="paragraph" style:parent-style-name="Heading_20_1">
      <style:text-properties style:font-name="sans-serif"/>
    </style:style>
    <style:style style:name="P22" style:family="paragraph" style:parent-style-name="Heading_20_2">
      <style:text-properties style:font-name="sans-serif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Horizontal_20_Line">
      <style:paragraph-properties style:border-line-width-bottom="0.018cm 0.018cm 0.018cm" fo:padding="0cm" fo:border-left="none" fo:border-right="none" fo:border-top="none" fo:border-bottom="1.5pt double #808080"/>
    </style:style>
    <style:style style:name="P25" style:family="paragraph" style:parent-style-name="Horizontal_20_Line">
      <style:paragraph-properties style:border-line-width-bottom="0.009cm 0.009cm 0.009cm" fo:padding="0cm" fo:border-left="none" fo:border-right="none" fo:border-top="none" fo:border-bottom="0.74pt double #808080"/>
    </style:style>
    <style:style style:name="P26" style:family="paragraph" style:parent-style-name="Horizontal_20_Line">
      <style:paragraph-properties style:border-line-width-bottom="0.009cm 0.009cm 0.009cm" fo:padding="0cm" fo:border-left="none" fo:border-right="none" fo:border-top="none" fo:border-bottom="0.74pt double #808080"/>
      <style:text-properties fo:color="#000000" style:font-name="Times New Roman" fo:font-size="14pt" fo:letter-spacing="normal" fo:font-style="italic" fo:font-weight="normal" loext:padding-left="0.049cm" loext:padding-right="0cm" loext:padding-top="0cm" loext:padding-bottom="0cm" loext:border-left="2.24pt solid #000000" loext:border-right="none" loext:border-top="none" loext:border-bottom="none"/>
    </style:style>
    <style:style style:name="P27" style:family="paragraph" style:parent-style-name="Horizontal_20_Line">
      <style:paragraph-properties style:border-line-width-bottom="0.009cm 0.009cm 0.009cm" fo:padding="0cm" fo:border-left="none" fo:border-right="none" fo:border-top="none" fo:border-bottom="0.74pt double #808080"/>
      <style:text-properties fo:font-style="italic" loext:padding-left="0.049cm" loext:padding-right="0cm" loext:padding-top="0cm" loext:padding-bottom="0cm" loext:border-left="2.24pt solid #000000" loext:border-right="none" loext:border-top="none" loext:border-bottom="none"/>
    </style:style>
    <style:style style:name="P28" style:family="paragraph" style:parent-style-name="Table_20_Heading">
      <style:paragraph-properties fo:text-align="start" style:justify-single-word="false"/>
    </style:style>
    <style:style style:name="T1" style:family="text">
      <style:text-properties style:font-name="monospace"/>
    </style:style>
    <style:style style:name="T2" style:family="text">
      <style:text-properties fo:font-weight="bold"/>
    </style:style>
    <style:style style:name="T3" style:family="text">
      <style:text-properties fo:font-weight="bold" loext:padding-left="0.049cm" loext:padding-right="0cm" loext:padding-top="0cm" loext:padding-bottom="0cm" loext:border-left="2.24pt solid #000000" loext:border-right="none" loext:border-top="none" loext:border-bottom="none"/>
    </style:style>
    <style:style style:name="T4" style:family="text">
      <style:text-properties loext:padding-left="0.049cm" loext:padding-right="0cm" loext:padding-top="0cm" loext:padding-bottom="0cm" loext:border-left="2.24pt solid #000000" loext:border-right="none" loext:border-top="none" loext:border-bottom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Test Report</text:h>
      <text:h text:style-name="P22" text:outline-level="2">Test Suite: differentCoatTest.CustomerCreateTest</text:h>
      <text:p text:style-name="P1"><text:bookmark text:name="d2f42592-3049-4cfd-bb3c-78180caeaa9f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Duration</text:p>
          </table:table-cell>
          <table:table-cell table:style-name="Table1.A1" office:value-type="string">
            <text:p text:style-name="P23">0.0 sec</text:p>
          </table:table-cell>
        </table:table-row>
        <table:table-row>
          <table:table-cell table:style-name="Table1.A1" office:value-type="string">
            <text:p text:style-name="P28">Test Cases</text:p>
          </table:table-cell>
          <table:table-cell table:style-name="Table1.A1" office:value-type="string">
            <text:p text:style-name="P23">2</text:p>
          </table:table-cell>
        </table:table-row>
        <table:table-row>
          <table:table-cell table:style-name="Table1.A1" office:value-type="string">
            <text:p text:style-name="P28">Failures</text:p>
          </table:table-cell>
          <table:table-cell table:style-name="Table1.A1" office:value-type="string">
            <text:p text:style-name="P23">0</text:p>
          </table:table-cell>
        </table:table-row>
      </table:table>
      <text:h text:style-name="P22" text:outline-level="2"><text:bookmark text:name="toc"/>Results Index</text:h>
      <text:list xml:id="list826786490" text:style-name="L1">
        <text:list-item>
          <text:p text:style-name="P11">All Test Classes</text:p>
          <text:list>
            <text:list-item>
              <text:p text:style-name="P11"><text:a xlink:type="simple" xlink:href="#5ff91f9d-9f4e-4735-a5b7-fc344d1dd619" text:style-name="Internet_20_link" text:visited-style-name="Visited_20_Internet_20_Link"><text:span text:style-name="T1">differentCoatTest.CustomerCreateTest</text:span></text:a></text:p>
              <text:list>
                <text:list-item>
                  <text:p text:style-name="P11"><text:a xlink:type="simple" xlink:href="#a15bf299-945c-4460-88ea-bf614aa2e2f5" text:style-name="Internet_20_link" text:visited-style-name="Visited_20_Internet_20_Link"><text:span text:style-name="T1">testCreateNewCustomerFrom10</text:span></text:a></text:p>
                </text:list-item>
                <text:list-item>
                  <text:p text:style-name="P2"><text:a xlink:type="simple" xlink:href="#a014aea1-4d9e-4fa3-9ff3-8fa55443c518" text:style-name="Internet_20_link" text:visited-style-name="Visited_20_Internet_20_Link"><text:span text:style-name="T1">testCreateNewCustomer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5ff91f9d-9f4e-4735-a5b7-fc344d1dd619"/>Test Class: differentCoatTest.CustomerCreateTest</text:p>
      <text:p text:style-name="P13"><text:bookmark text:name="5ff91f9d-9f4e-4735-a5b7-fc344d1dd6191"/><text:bookmark text:name="a15bf299-945c-4460-88ea-bf614aa2e2f5"/><text:span text:style-name="T2">testCreateNewCustomerFrom10</text:span><text:line-break/>differentCoatTest.CustomerCreateTest<text:line-break/>Time Taken: 0.0s</text:p>
      <text:p text:style-name="P20"/>
      <text:p text:style-name="P13"><text:bookmark text:name="a014aea1-4d9e-4fa3-9ff3-8fa55443c518"/><text:span text:style-name="T2">testCreateNewCustomer</text:span><text:line-break/>differentCoatTest.CustomerCreateTest<text:line-break/>Time Taken: 0.0s</text:p>
      <text:p text:style-name="P10"/>
      <text:p text:style-name="P26"/>
      <text:h text:style-name="P21" text:outline-level="1">Test Report</text:h>
      <text:h text:style-name="P22" text:outline-level="2">Test Suite: differentCoatTest.CustomerGetterSetterTest</text:h>
      <text:p text:style-name="P1"><text:bookmark text:name="3130a92f-cadd-464b-a99a-82c5e8979666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Duration</text:p>
          </table:table-cell>
          <table:table-cell table:style-name="Table2.A1" office:value-type="string">
            <text:p text:style-name="P23">0.006 sec</text:p>
          </table:table-cell>
        </table:table-row>
        <table:table-row>
          <table:table-cell table:style-name="Table2.A1" office:value-type="string">
            <text:p text:style-name="P28">Test Cases</text:p>
          </table:table-cell>
          <table:table-cell table:style-name="Table2.A1" office:value-type="string">
            <text:p text:style-name="P23">15</text:p>
          </table:table-cell>
        </table:table-row>
        <table:table-row>
          <table:table-cell table:style-name="Table2.A1" office:value-type="string">
            <text:p text:style-name="P28">Failures</text:p>
          </table:table-cell>
          <table:table-cell table:style-name="Table2.A1" office:value-type="string">
            <text:p text:style-name="P23">0</text:p>
          </table:table-cell>
        </table:table-row>
      </table:table>
      <text:h text:style-name="P22" text:outline-level="2"><text:bookmark text:name="toc1"/><text:soft-page-break/>Results Index</text:h>
      <text:list xml:id="list771175108" text:style-name="L2">
        <text:list-item>
          <text:p text:style-name="P14">All Test Classes</text:p>
          <text:list>
            <text:list-item>
              <text:p text:style-name="P14"><text:a xlink:type="simple" xlink:href="#b7312a73-76da-4140-8b47-989ed9c3748b" text:style-name="Internet_20_link" text:visited-style-name="Visited_20_Internet_20_Link"><text:span text:style-name="T1">differentCoatTest.CustomerGetterSetterTest</text:span></text:a></text:p>
              <text:list>
                <text:list-item>
                  <text:p text:style-name="P14"><text:a xlink:type="simple" xlink:href="#41b65377-e902-4f0f-a7ca-eebb9cefd245" text:style-name="Internet_20_link" text:visited-style-name="Visited_20_Internet_20_Link"><text:span text:style-name="T1">testSetNameWithTab</text:span></text:a></text:p>
                </text:list-item>
                <text:list-item>
                  <text:p text:style-name="P14"><text:a xlink:type="simple" xlink:href="#73c50443-6460-4bc3-bbd8-4bfb3ee5a51f" text:style-name="Internet_20_link" text:visited-style-name="Visited_20_Internet_20_Link"><text:span text:style-name="T1">testGetPhone</text:span></text:a></text:p>
                </text:list-item>
                <text:list-item>
                  <text:p text:style-name="P14"><text:a xlink:type="simple" xlink:href="#56e33a66-8ce0-4d69-9338-b36e04d5bb8a" text:style-name="Internet_20_link" text:visited-style-name="Visited_20_Internet_20_Link"><text:span text:style-name="T1">testSetPhoneWithTab</text:span></text:a></text:p>
                </text:list-item>
                <text:list-item>
                  <text:p text:style-name="P14"><text:a xlink:type="simple" xlink:href="#5c7ed4f1-d019-4a87-914f-dc499a5569e4" text:style-name="Internet_20_link" text:visited-style-name="Visited_20_Internet_20_Link"><text:span text:style-name="T1">testGetName</text:span></text:a></text:p>
                </text:list-item>
                <text:list-item>
                  <text:p text:style-name="P14"><text:a xlink:type="simple" xlink:href="#9610152a-30c1-4c1c-ad60-afc4c15f25f6" text:style-name="Internet_20_link" text:visited-style-name="Visited_20_Internet_20_Link"><text:span text:style-name="T1">testGetPaintCans</text:span></text:a></text:p>
                </text:list-item>
                <text:list-item>
                  <text:p text:style-name="P14"><text:a xlink:type="simple" xlink:href="#7e591af3-4c1c-4bd2-b947-d85c2f541849" text:style-name="Internet_20_link" text:visited-style-name="Visited_20_Internet_20_Link"><text:span text:style-name="T1">testGetNewCustomerNumberData</text:span></text:a></text:p>
                </text:list-item>
                <text:list-item>
                  <text:p text:style-name="P14"><text:a xlink:type="simple" xlink:href="#7c158783-a739-4a3a-910a-cfd696d12b6f" text:style-name="Internet_20_link" text:visited-style-name="Visited_20_Internet_20_Link"><text:span text:style-name="T1">testGetNewCustomerWrongOrder</text:span></text:a></text:p>
                </text:list-item>
                <text:list-item>
                  <text:p text:style-name="P14"><text:a xlink:type="simple" xlink:href="#f0af6ac4-a6da-418e-b947-dfd6f3df66f2" text:style-name="Internet_20_link" text:visited-style-name="Visited_20_Internet_20_Link"><text:span text:style-name="T1">testGetNewCustomerNumberDataOver</text:span></text:a></text:p>
                </text:list-item>
                <text:list-item>
                  <text:p text:style-name="P14"><text:a xlink:type="simple" xlink:href="#b13357d6-3832-4bbc-b856-25d809936d55" text:style-name="Internet_20_link" text:visited-style-name="Visited_20_Internet_20_Link"><text:span text:style-name="T1">testGetNewCustomerNumberDataTrim</text:span></text:a></text:p>
                </text:list-item>
                <text:list-item>
                  <text:p text:style-name="P14"><text:a xlink:type="simple" xlink:href="#8c7d4a15-6808-460d-9ac1-2deaadb96b2f" text:style-name="Internet_20_link" text:visited-style-name="Visited_20_Internet_20_Link"><text:span text:style-name="T1">testGetNewCustomerBadInt2</text:span></text:a></text:p>
                </text:list-item>
                <text:list-item>
                  <text:p text:style-name="P14"><text:a xlink:type="simple" xlink:href="#d053528a-bd36-4821-81b2-40975f735895" text:style-name="Internet_20_link" text:visited-style-name="Visited_20_Internet_20_Link"><text:span text:style-name="T1">testSetPaintCans</text:span></text:a></text:p>
                </text:list-item>
                <text:list-item>
                  <text:p text:style-name="P14"><text:a xlink:type="simple" xlink:href="#9815c86f-4dc2-42e3-ac09-6a2ad2c32837" text:style-name="Internet_20_link" text:visited-style-name="Visited_20_Internet_20_Link"><text:span text:style-name="T1">testSetName</text:span></text:a></text:p>
                </text:list-item>
                <text:list-item>
                  <text:p text:style-name="P14"><text:a xlink:type="simple" xlink:href="#4c9baaeb-62fe-4412-a483-6314ed2dd408" text:style-name="Internet_20_link" text:visited-style-name="Visited_20_Internet_20_Link"><text:span text:style-name="T1">testToSave</text:span></text:a></text:p>
                </text:list-item>
                <text:list-item>
                  <text:p text:style-name="P14"><text:a xlink:type="simple" xlink:href="#449b5962-fce8-44f5-92ec-daa4684af8ac" text:style-name="Internet_20_link" text:visited-style-name="Visited_20_Internet_20_Link"><text:span text:style-name="T1">testGetNewCustomerBadInt</text:span></text:a></text:p>
                </text:list-item>
                <text:list-item>
                  <text:p text:style-name="P4"><text:a xlink:type="simple" xlink:href="#e483fed0-4e2e-4beb-845a-e43b93422f18" text:style-name="Internet_20_link" text:visited-style-name="Visited_20_Internet_20_Link"><text:span text:style-name="T1">testSetPhone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b7312a73-76da-4140-8b47-989ed9c3748b"/>Test Class: differentCoatTest.CustomerGetterSetterTest</text:p>
      <text:p text:style-name="P13"><text:bookmark text:name="b7312a73-76da-4140-8b47-989ed9c3748b1"/><text:bookmark text:name="41b65377-e902-4f0f-a7ca-eebb9cefd245"/><text:span text:style-name="T2">testSetNameWithTab</text:span><text:line-break/>differentCoatTest.CustomerGetterSetterTest<text:line-break/>Time Taken: 0.0s</text:p>
      <text:p text:style-name="P10"/>
      <text:p text:style-name="P13"><text:bookmark text:name="73c50443-6460-4bc3-bbd8-4bfb3ee5a51f"/><text:span text:style-name="T2">testGetPhone</text:span><text:line-break/>differentCoatTest.CustomerGetterSetterTest<text:line-break/>Time Taken: 0.0s</text:p>
      <text:p text:style-name="P10"/>
      <text:p text:style-name="P13"><text:bookmark text:name="56e33a66-8ce0-4d69-9338-b36e04d5bb8a"/><text:span text:style-name="T2">testSetPhoneWithTab</text:span><text:line-break/>differentCoatTest.CustomerGetterSetterTest<text:line-break/>Time Taken: 0.0s</text:p>
      <text:p text:style-name="P10"/>
      <text:p text:style-name="P13"><text:bookmark text:name="5c7ed4f1-d019-4a87-914f-dc499a5569e4"/><text:span text:style-name="T2">testGetName</text:span><text:line-break/>differentCoatTest.CustomerGetterSetterTest<text:line-break/>Time Taken: 0.0s</text:p>
      <text:p text:style-name="P10"/>
      <text:p text:style-name="P13"><text:bookmark text:name="9610152a-30c1-4c1c-ad60-afc4c15f25f6"/><text:soft-page-break/><text:span text:style-name="T2">testGetPaintCans</text:span><text:line-break/>differentCoatTest.CustomerGetterSetterTest<text:line-break/>Time Taken: 0.0s</text:p>
      <text:p text:style-name="P10"/>
      <text:p text:style-name="P13"><text:bookmark text:name="7e591af3-4c1c-4bd2-b947-d85c2f541849"/><text:span text:style-name="T2">testGetNewCustomerNumberData</text:span><text:line-break/>differentCoatTest.CustomerGetterSetterTest<text:line-break/>Time Taken: 0.0s</text:p>
      <text:p text:style-name="P10"/>
      <text:p text:style-name="P10"><text:bookmark text:name="7c158783-a739-4a3a-910a-cfd696d12b6f"/><text:span text:style-name="T3">testGetNewCustomerWrongOrder</text:span><text:span text:style-name="T4"><text:line-break/>differentCoatTest.CustomerGetterSetterTest<text:line-break/>Time Taken: 0.001s</text:span></text:p>
      <text:p text:style-name="P10"><text:span text:style-name="T4"/></text:p>
      <text:p text:style-name="P10"><text:bookmark text:name="f0af6ac4-a6da-418e-b947-dfd6f3df66f2"/><text:span text:style-name="T3">testGetNewCustomerNumberDataOver</text:span><text:span text:style-name="T4"><text:line-break/>differentCoatTest.CustomerGetterSetterTest<text:line-break/>Time Taken: 0.0s</text:span></text:p>
      <text:p text:style-name="P10"/>
      <text:p text:style-name="P10"><text:bookmark text:name="b13357d6-3832-4bbc-b856-25d809936d55"/><text:span text:style-name="T3">testGetNewCustomerNumberDataTrim</text:span><text:span text:style-name="T4"><text:line-break/>differentCoatTest.CustomerGetterSetterTest<text:line-break/>Time Taken: 0.001s</text:span></text:p>
      <text:p text:style-name="P10"/>
      <text:p text:style-name="P13"><text:bookmark text:name="8c7d4a15-6808-460d-9ac1-2deaadb96b2f"/><text:span text:style-name="T2">testGetNewCustomerBadInt2</text:span><text:line-break/>differentCoatTest.CustomerGetterSetterTest<text:line-break/>Time Taken: 0.001s</text:p>
      <text:p text:style-name="P10"/>
      <text:p text:style-name="P13"><text:bookmark text:name="d053528a-bd36-4821-81b2-40975f735895"/><text:span text:style-name="T2">testSetPaintCans</text:span><text:line-break/>differentCoatTest.CustomerGetterSetterTest<text:line-break/>Time Taken: 0.0s</text:p>
      <text:p text:style-name="P20"/>
      <text:p text:style-name="P13"><text:bookmark text:name="9815c86f-4dc2-42e3-ac09-6a2ad2c32837"/><text:span text:style-name="T2">testSetName</text:span><text:line-break/>differentCoatTest.CustomerGetterSetterTest<text:line-break/>Time Taken: 0.001s</text:p>
      <text:p text:style-name="P10"/>
      <text:p text:style-name="P10"><text:bookmark text:name="4c9baaeb-62fe-4412-a483-6314ed2dd408"/><text:span text:style-name="T3">testToSave</text:span><text:span text:style-name="T4"><text:line-break/>differentCoatTest.CustomerGetterSetterTest<text:line-break/>Time Taken: 0.0s</text:span></text:p>
      <text:p text:style-name="P10"/>
      <text:p text:style-name="P13"><text:bookmark text:name="449b5962-fce8-44f5-92ec-daa4684af8ac"/><text:span text:style-name="T2">testGetNewCustomerBadInt</text:span><text:line-break/>differentCoatTest.CustomerGetterSetterTest<text:line-break/>Time Taken: 0.001s</text:p>
      <text:p text:style-name="P10"/>
      <text:p text:style-name="P13"><text:bookmark text:name="e483fed0-4e2e-4beb-845a-e43b93422f18"/><text:soft-page-break/><text:span text:style-name="T2">testSetPhone</text:span><text:line-break/>differentCoatTest.CustomerGetterSetterTest<text:line-break/>Time Taken: 0.001s</text:p>
      <text:p text:style-name="P10"/>
      <text:p text:style-name="P25"/>
      <text:h text:style-name="P21" text:outline-level="1">Test Report</text:h>
      <text:h text:style-name="P22" text:outline-level="2">Test Suite: differentCoatTest.CustomerToStringTest</text:h>
      <text:p text:style-name="P1"><text:bookmark text:name="242ee117-3ffc-4853-830f-91954296b320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Duration</text:p>
          </table:table-cell>
          <table:table-cell table:style-name="Table3.A1" office:value-type="string">
            <text:p text:style-name="P23">0.0 sec</text:p>
          </table:table-cell>
        </table:table-row>
        <table:table-row>
          <table:table-cell table:style-name="Table3.A1" office:value-type="string">
            <text:p text:style-name="P28">Test Cases</text:p>
          </table:table-cell>
          <table:table-cell table:style-name="Table3.A1" office:value-type="string">
            <text:p text:style-name="P23">1</text:p>
          </table:table-cell>
        </table:table-row>
        <table:table-row>
          <table:table-cell table:style-name="Table3.A1" office:value-type="string">
            <text:p text:style-name="P28">Failures</text:p>
          </table:table-cell>
          <table:table-cell table:style-name="Table3.A1" office:value-type="string">
            <text:p text:style-name="P23">0</text:p>
          </table:table-cell>
        </table:table-row>
      </table:table>
      <text:h text:style-name="P22" text:outline-level="2"><text:bookmark text:name="toc2"/>Results Index</text:h>
      <text:list xml:id="list314934386" text:style-name="L3">
        <text:list-item>
          <text:p text:style-name="P15">All Test Classes</text:p>
          <text:list>
            <text:list-item>
              <text:p text:style-name="P15"><text:a xlink:type="simple" xlink:href="#6409d453-0199-4952-a93e-6549a14a936d" text:style-name="Internet_20_link" text:visited-style-name="Visited_20_Internet_20_Link"><text:span text:style-name="T1">differentCoatTest.CustomerToStringTest</text:span></text:a></text:p>
              <text:list>
                <text:list-item>
                  <text:p text:style-name="P5"><text:a xlink:type="simple" xlink:href="#a37fdaa6-2f73-4d3d-8d72-7942f3d2c9b7" text:style-name="Internet_20_link" text:visited-style-name="Visited_20_Internet_20_Link"><text:span text:style-name="T1">testToString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6409d453-0199-4952-a93e-6549a14a936d"/>Test Class: differentCoatTest.CustomerToStringTest</text:p>
      <text:p text:style-name="P13"><text:bookmark text:name="6409d453-0199-4952-a93e-6549a14a936d1"/><text:bookmark text:name="a37fdaa6-2f73-4d3d-8d72-7942f3d2c9b7"/><text:span text:style-name="T2">testToString</text:span><text:line-break/>differentCoatTest.CustomerToStringTest<text:line-break/>Time Taken: 0.0s</text:p>
      <text:p text:style-name="P10"/>
      <text:p text:style-name="P26"/>
      <text:h text:style-name="P21" text:outline-level="1">Test Report</text:h>
      <text:h text:style-name="P22" text:outline-level="2">Test Suite: differentCoatTest.FormatPhoneNoTest</text:h>
      <text:p text:style-name="P1"><text:bookmark text:name="b39a8d06-c2c5-4ab3-a50a-d3935b1948bb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Duration</text:p>
          </table:table-cell>
          <table:table-cell table:style-name="Table4.A1" office:value-type="string">
            <text:p text:style-name="P23">0.0 sec</text:p>
          </table:table-cell>
        </table:table-row>
        <table:table-row>
          <table:table-cell table:style-name="Table4.A1" office:value-type="string">
            <text:p text:style-name="P28">Test Cases</text:p>
          </table:table-cell>
          <table:table-cell table:style-name="Table4.A1" office:value-type="string">
            <text:p text:style-name="P23">7</text:p>
          </table:table-cell>
        </table:table-row>
        <text:soft-page-break/>
        <table:table-row>
          <table:table-cell table:style-name="Table4.A1" office:value-type="string">
            <text:p text:style-name="P28">Failures</text:p>
          </table:table-cell>
          <table:table-cell table:style-name="Table4.A1" office:value-type="string">
            <text:p text:style-name="P23">0</text:p>
          </table:table-cell>
        </table:table-row>
      </table:table>
      <text:h text:style-name="P22" text:outline-level="2"><text:bookmark text:name="toc3"/>Results Index</text:h>
      <text:list xml:id="list317039662" text:style-name="L4">
        <text:list-item>
          <text:p text:style-name="P16">All Test Classes</text:p>
          <text:list>
            <text:list-item>
              <text:p text:style-name="P16"><text:a xlink:type="simple" xlink:href="#60fdb84c-531e-4ef9-88fc-34aa602beb86" text:style-name="Internet_20_link" text:visited-style-name="Visited_20_Internet_20_Link"><text:span text:style-name="T1">differentCoatTest.FormatPhoneNoTest</text:span></text:a></text:p>
              <text:list>
                <text:list-item>
                  <text:p text:style-name="P16"><text:a xlink:type="simple" xlink:href="#674c5d1d-561c-412e-9051-99c772a4b2ef" text:style-name="Internet_20_link" text:visited-style-name="Visited_20_Internet_20_Link"><text:span text:style-name="T1">test1</text:span></text:a></text:p>
                </text:list-item>
                <text:list-item>
                  <text:p text:style-name="P16"><text:a xlink:type="simple" xlink:href="#36342fbf-4ce9-48df-8edb-d1797e899337" text:style-name="Internet_20_link" text:visited-style-name="Visited_20_Internet_20_Link"><text:span text:style-name="T1">test2</text:span></text:a></text:p>
                </text:list-item>
                <text:list-item>
                  <text:p text:style-name="P16"><text:a xlink:type="simple" xlink:href="#9d3f0b0c-6ebe-494e-9dcc-efce6932a759" text:style-name="Internet_20_link" text:visited-style-name="Visited_20_Internet_20_Link"><text:span text:style-name="T1">test3</text:span></text:a></text:p>
                </text:list-item>
                <text:list-item>
                  <text:p text:style-name="P16"><text:a xlink:type="simple" xlink:href="#43eae82a-7136-48ea-91ab-4f349b974ba9" text:style-name="Internet_20_link" text:visited-style-name="Visited_20_Internet_20_Link"><text:span text:style-name="T1">test4</text:span></text:a></text:p>
                </text:list-item>
                <text:list-item>
                  <text:p text:style-name="P16"><text:a xlink:type="simple" xlink:href="#cd7209e2-1786-4626-9c22-950ba0977bc6" text:style-name="Internet_20_link" text:visited-style-name="Visited_20_Internet_20_Link"><text:span text:style-name="T1">test5</text:span></text:a></text:p>
                </text:list-item>
                <text:list-item>
                  <text:p text:style-name="P16"><text:a xlink:type="simple" xlink:href="#6c5385c2-798c-483a-b984-3d58d23b91b1" text:style-name="Internet_20_link" text:visited-style-name="Visited_20_Internet_20_Link"><text:span text:style-name="T1">test6</text:span></text:a></text:p>
                </text:list-item>
                <text:list-item>
                  <text:p text:style-name="P6"><text:a xlink:type="simple" xlink:href="#be777a76-6c60-40e7-8bcc-bfbd4e84335b" text:style-name="Internet_20_link" text:visited-style-name="Visited_20_Internet_20_Link"><text:span text:style-name="T1">test7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60fdb84c-531e-4ef9-88fc-34aa602beb86"/>Test Class: differentCoatTest.FormatPhoneNoTest</text:p>
      <text:p text:style-name="P13"><text:bookmark text:name="60fdb84c-531e-4ef9-88fc-34aa602beb861"/><text:bookmark text:name="674c5d1d-561c-412e-9051-99c772a4b2ef"/><text:span text:style-name="T2">test1</text:span><text:line-break/>differentCoatTest.FormatPhoneNoTest<text:line-break/>Time Taken: 0.0s</text:p>
      <text:p text:style-name="P10"/>
      <text:p text:style-name="P13"><text:bookmark text:name="36342fbf-4ce9-48df-8edb-d1797e899337"/><text:span text:style-name="T2">test2</text:span><text:line-break/>differentCoatTest.FormatPhoneNoTest<text:line-break/>Time Taken: 0.0s</text:p>
      <text:p text:style-name="P20"/>
      <text:p text:style-name="P13"><text:bookmark text:name="9d3f0b0c-6ebe-494e-9dcc-efce6932a759"/><text:span text:style-name="T2">test3</text:span><text:line-break/>differentCoatTest.FormatPhoneNoTest<text:line-break/>Time Taken: 0.0s</text:p>
      <text:p text:style-name="P10"/>
      <text:p text:style-name="P13"><text:bookmark text:name="43eae82a-7136-48ea-91ab-4f349b974ba9"/><text:span text:style-name="T2">test4</text:span><text:line-break/>differentCoatTest.FormatPhoneNoTest<text:line-break/>Time Taken: 0.0s</text:p>
      <text:p text:style-name="P20"/>
      <text:p text:style-name="P13"><text:bookmark text:name="cd7209e2-1786-4626-9c22-950ba0977bc6"/><text:span text:style-name="T2">test5</text:span><text:line-break/>differentCoatTest.FormatPhoneNoTest<text:line-break/>Time Taken: 0.0s</text:p>
      <text:p text:style-name="P10"/>
      <text:p text:style-name="P13"><text:bookmark text:name="6c5385c2-798c-483a-b984-3d58d23b91b1"/><text:span text:style-name="T2">test6</text:span><text:line-break/>differentCoatTest.FormatPhoneNoTest<text:line-break/>Time Taken: 0.0s</text:p>
      <text:p text:style-name="P20"><text:soft-page-break/></text:p>
      <text:p text:style-name="P13"><text:bookmark text:name="be777a76-6c60-40e7-8bcc-bfbd4e84335b"/><text:span text:style-name="T2">test7</text:span><text:line-break/>differentCoatTest.FormatPhoneNoTest<text:line-break/>Time Taken: 0.0s</text:p>
      <text:p text:style-name="P10"/>
      <text:p text:style-name="P25"/>
      <text:h text:style-name="P21" text:outline-level="1">Test Report</text:h>
      <text:h text:style-name="P22" text:outline-level="2">Test Suite: differentCoatTest.PaintRequiredCalculatorTest</text:h>
      <text:p text:style-name="P1"><text:bookmark text:name="3f559597-eab6-4155-9416-be0e09b8457c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Duration</text:p>
          </table:table-cell>
          <table:table-cell table:style-name="Table5.A1" office:value-type="string">
            <text:p text:style-name="P23">0.0 sec</text:p>
          </table:table-cell>
        </table:table-row>
        <table:table-row>
          <table:table-cell table:style-name="Table5.A1" office:value-type="string">
            <text:p text:style-name="P28">Test Cases</text:p>
          </table:table-cell>
          <table:table-cell table:style-name="Table5.A1" office:value-type="string">
            <text:p text:style-name="P23">9</text:p>
          </table:table-cell>
        </table:table-row>
        <table:table-row>
          <table:table-cell table:style-name="Table5.A1" office:value-type="string">
            <text:p text:style-name="P28">Failures</text:p>
          </table:table-cell>
          <table:table-cell table:style-name="Table5.A1" office:value-type="string">
            <text:p text:style-name="P23">0</text:p>
          </table:table-cell>
        </table:table-row>
      </table:table>
      <text:h text:style-name="P22" text:outline-level="2"><text:bookmark text:name="toc4"/>Results Index</text:h>
      <text:list xml:id="list3517950179" text:style-name="L5">
        <text:list-item>
          <text:p text:style-name="P17">All Test Classes</text:p>
          <text:list>
            <text:list-item>
              <text:p text:style-name="P17"><text:a xlink:type="simple" xlink:href="#b0627388-d880-49d1-8895-9bd07900c1f4" text:style-name="Internet_20_link" text:visited-style-name="Visited_20_Internet_20_Link"><text:span text:style-name="T1">differentCoatTest.PaintRequiredCalculatorTest</text:span></text:a></text:p>
              <text:list>
                <text:list-item>
                  <text:p text:style-name="P17"><text:a xlink:type="simple" xlink:href="#0cb3a3c2-576a-49bf-9db9-7ab0c1ff2400" text:style-name="Internet_20_link" text:visited-style-name="Visited_20_Internet_20_Link"><text:span text:style-name="T1">numberOfCansTestEquals14</text:span></text:a></text:p>
                </text:list-item>
                <text:list-item>
                  <text:p text:style-name="P17"><text:a xlink:type="simple" xlink:href="#af91574b-8089-4fe6-ac83-1dac1c266c28" text:style-name="Internet_20_link" text:visited-style-name="Visited_20_Internet_20_Link"><text:span text:style-name="T1">numberOfCansTestEquals28</text:span></text:a></text:p>
                </text:list-item>
                <text:list-item>
                  <text:p text:style-name="P17"><text:a xlink:type="simple" xlink:href="#961f7c7f-84d5-4f4c-af57-6876adc64050" text:style-name="Internet_20_link" text:visited-style-name="Visited_20_Internet_20_Link"><text:span text:style-name="T1">numberOfCansTest0</text:span></text:a></text:p>
                </text:list-item>
                <text:list-item>
                  <text:p text:style-name="P17"><text:a xlink:type="simple" xlink:href="#c384636a-5964-4a97-8d02-67fc18331603" text:style-name="Internet_20_link" text:visited-style-name="Visited_20_Internet_20_Link"><text:span text:style-name="T1">numberOfCansTest128_64</text:span></text:a></text:p>
                </text:list-item>
                <text:list-item>
                  <text:p text:style-name="P17"><text:a xlink:type="simple" xlink:href="#a4bf0b5d-2968-4d91-a8ed-ed1ab38c937e" text:style-name="Internet_20_link" text:visited-style-name="Visited_20_Internet_20_Link"><text:span text:style-name="T1">numberOfCansTestMinus74_2</text:span></text:a></text:p>
                </text:list-item>
                <text:list-item>
                  <text:p text:style-name="P17"><text:a xlink:type="simple" xlink:href="#3d7c8ea8-1fc9-4851-b34c-4998d0ee865f" text:style-name="Internet_20_link" text:visited-style-name="Visited_20_Internet_20_Link"><text:span text:style-name="T1">numberOfCansTestLess14</text:span></text:a></text:p>
                </text:list-item>
                <text:list-item>
                  <text:p text:style-name="P17"><text:a xlink:type="simple" xlink:href="#86cbe580-c176-4b0e-b83c-38b136359ab1" text:style-name="Internet_20_link" text:visited-style-name="Visited_20_Internet_20_Link"><text:span text:style-name="T1">numberOfCansTestLess28</text:span></text:a></text:p>
                </text:list-item>
                <text:list-item>
                  <text:p text:style-name="P17"><text:a xlink:type="simple" xlink:href="#a0c6ad41-6550-4e1e-926b-41373edfd712" text:style-name="Internet_20_link" text:visited-style-name="Visited_20_Internet_20_Link"><text:span text:style-name="T1">numberOfCansTestMore14</text:span></text:a></text:p>
                </text:list-item>
                <text:list-item>
                  <text:p text:style-name="P7"><text:a xlink:type="simple" xlink:href="#c562435b-2c0c-4c75-80a5-c51f41479a53" text:style-name="Internet_20_link" text:visited-style-name="Visited_20_Internet_20_Link"><text:span text:style-name="T1">numberOfCansTestMore28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b0627388-d880-49d1-8895-9bd07900c1f4"/>Test Class: differentCoatTest.PaintRequiredCalculatorTest</text:p>
      <text:p text:style-name="P13"><text:bookmark text:name="b0627388-d880-49d1-8895-9bd07900c1f41"/><text:bookmark text:name="0cb3a3c2-576a-49bf-9db9-7ab0c1ff2400"/><text:span text:style-name="T2">numberOfCansTestEquals14</text:span><text:line-break/>differentCoatTest.PaintRequiredCalculatorTest<text:line-break/>Time Taken: 0.0s</text:p>
      <text:p text:style-name="P10"/>
      <text:p text:style-name="P13"><text:bookmark text:name="af91574b-8089-4fe6-ac83-1dac1c266c28"/><text:soft-page-break/><text:span text:style-name="T2">numberOfCansTestEquals28</text:span><text:line-break/>differentCoatTest.PaintRequiredCalculatorTest<text:line-break/>Time Taken: 0.0s</text:p>
      <text:p text:style-name="P10"/>
      <text:p text:style-name="P13"><text:bookmark text:name="961f7c7f-84d5-4f4c-af57-6876adc64050"/><text:span text:style-name="T2">numberOfCansTest0</text:span><text:line-break/>differentCoatTest.PaintRequiredCalculatorTest<text:line-break/>Time Taken: 0.0s</text:p>
      <text:p text:style-name="P10"/>
      <text:p text:style-name="P13"><text:bookmark text:name="c384636a-5964-4a97-8d02-67fc18331603"/><text:span text:style-name="T2">numberOfCansTest128_64</text:span><text:line-break/>differentCoatTest.PaintRequiredCalculatorTest<text:line-break/>Time Taken: 0.0s</text:p>
      <text:p text:style-name="P10"/>
      <text:p text:style-name="P13"><text:bookmark text:name="a4bf0b5d-2968-4d91-a8ed-ed1ab38c937e"/><text:span text:style-name="T2">numberOfCansTestMinus74_2</text:span><text:line-break/>differentCoatTest.PaintRequiredCalculatorTest<text:line-break/>Time Taken: 0.0s</text:p>
      <text:p text:style-name="P10"/>
      <text:p text:style-name="P13"><text:bookmark text:name="3d7c8ea8-1fc9-4851-b34c-4998d0ee865f"/><text:span text:style-name="T2">numberOfCansTestLess14</text:span><text:line-break/>differentCoatTest.PaintRequiredCalculatorTest<text:line-break/>Time Taken: 0.0s</text:p>
      <text:p text:style-name="P10"/>
      <text:p text:style-name="P13"><text:bookmark text:name="86cbe580-c176-4b0e-b83c-38b136359ab1"/><text:span text:style-name="T2">numberOfCansTestLess28</text:span><text:line-break/>differentCoatTest.PaintRequiredCalculatorTest<text:line-break/>Time Taken: 0.0s</text:p>
      <text:p text:style-name="P20"/>
      <text:p text:style-name="P13"><text:bookmark text:name="a0c6ad41-6550-4e1e-926b-41373edfd712"/><text:span text:style-name="T2">numberOfCansTestMore14</text:span><text:line-break/>differentCoatTest.PaintRequiredCalculatorTest<text:line-break/>Time Taken: 0.0s</text:p>
      <text:p text:style-name="P10"/>
      <text:p text:style-name="P13"><text:bookmark text:name="c562435b-2c0c-4c75-80a5-c51f41479a53"/><text:span text:style-name="T2">numberOfCansTestMore28</text:span><text:line-break/>differentCoatTest.PaintRequiredCalculatorTest<text:line-break/>Time Taken: 0.0s</text:p>
      <text:p text:style-name="P10"/>
      <text:p text:style-name="P26"/>
      <text:h text:style-name="P21" text:outline-level="1">Test Report</text:h>
      <text:h text:style-name="P22" text:outline-level="2">Test Suite: differentCoatTest.SurfaceCalculatorTest</text:h>
      <text:p text:style-name="P1"><text:bookmark text:name="33914b37-e3be-484e-9a8a-f4a2b74c75f1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Duration</text:p>
          </table:table-cell>
          <table:table-cell table:style-name="Table6.A1" office:value-type="string">
            <text:p text:style-name="P23">0.0 sec</text:p>
          </table:table-cell>
        </table:table-row>
        <table:table-row>
          <table:table-cell table:style-name="Table6.A1" office:value-type="string">
            <text:p text:style-name="P28">Test Cases</text:p>
          </table:table-cell>
          <table:table-cell table:style-name="Table6.A1" office:value-type="string">
            <text:p text:style-name="P23">9</text:p>
          </table:table-cell>
        </table:table-row>
        <text:soft-page-break/>
        <table:table-row>
          <table:table-cell table:style-name="Table6.A1" office:value-type="string">
            <text:p text:style-name="P28">Failures</text:p>
          </table:table-cell>
          <table:table-cell table:style-name="Table6.A1" office:value-type="string">
            <text:p text:style-name="P23">0</text:p>
          </table:table-cell>
        </table:table-row>
      </table:table>
      <text:h text:style-name="P22" text:outline-level="2"><text:bookmark text:name="toc5"/>Results Index</text:h>
      <text:list xml:id="list1666053320" text:style-name="L6">
        <text:list-item>
          <text:p text:style-name="P18">All Test Classes</text:p>
          <text:list>
            <text:list-item>
              <text:p text:style-name="P18"><text:a xlink:type="simple" xlink:href="#48675627-9840-4188-a232-d3e24c355995" text:style-name="Internet_20_link" text:visited-style-name="Visited_20_Internet_20_Link"><text:span text:style-name="T1">differentCoatTest.SurfaceCalculatorTest</text:span></text:a></text:p>
              <text:list>
                <text:list-item>
                  <text:p text:style-name="P18"><text:a xlink:type="simple" xlink:href="#c613ff49-0d78-4d20-924e-fc93c3ce530e" text:style-name="Internet_20_link" text:visited-style-name="Visited_20_Internet_20_Link"><text:span text:style-name="T1">testSquareRoomH2_4S3_22</text:span></text:a></text:p>
                </text:list-item>
                <text:list-item>
                  <text:p text:style-name="P18"><text:a xlink:type="simple" xlink:href="#b9cf2136-f926-4e44-85af-fa1a92dab361" text:style-name="Internet_20_link" text:visited-style-name="Visited_20_Internet_20_Link"><text:span text:style-name="T1">testSquareRoomH2_77S3</text:span></text:a></text:p>
                </text:list-item>
                <text:list-item>
                  <text:p text:style-name="P18"><text:a xlink:type="simple" xlink:href="#cd7bfee9-4526-448b-bc6d-7f96eeaf2876" text:style-name="Internet_20_link" text:visited-style-name="Visited_20_Internet_20_Link"><text:span text:style-name="T1">testSquareRoomH2S3</text:span></text:a></text:p>
                </text:list-item>
                <text:list-item>
                  <text:p text:style-name="P18"><text:a xlink:type="simple" xlink:href="#7a6cee20-71cd-4380-a2e2-cb05b59c5b0c" text:style-name="Internet_20_link" text:visited-style-name="Visited_20_Internet_20_Link"><text:span text:style-name="T1">testCylindricaRoomH2_8D3</text:span></text:a></text:p>
                </text:list-item>
                <text:list-item>
                  <text:p text:style-name="P18"><text:a xlink:type="simple" xlink:href="#eee60699-907c-4711-9353-e2133d7b0e86" text:style-name="Internet_20_link" text:visited-style-name="Visited_20_Internet_20_Link"><text:span text:style-name="T1">testRectangularRoomH2_8L3_5W4_2</text:span></text:a></text:p>
                </text:list-item>
                <text:list-item>
                  <text:p text:style-name="P18"><text:a xlink:type="simple" xlink:href="#1f0e09ae-8ce6-4713-90ba-99183f6d3507" text:style-name="Internet_20_link" text:visited-style-name="Visited_20_Internet_20_Link"><text:span text:style-name="T1">testRectangularRoomH2L3W4</text:span></text:a></text:p>
                </text:list-item>
                <text:list-item>
                  <text:p text:style-name="P18"><text:a xlink:type="simple" xlink:href="#5b85af13-44bc-410b-adcf-42a3197b5593" text:style-name="Internet_20_link" text:visited-style-name="Visited_20_Internet_20_Link"><text:span text:style-name="T1">testCylindricaRoomH2D2</text:span></text:a></text:p>
                </text:list-item>
                <text:list-item>
                  <text:p text:style-name="P18"><text:a xlink:type="simple" xlink:href="#f78b82c5-fc70-46c2-a900-5ab69aa8699e" text:style-name="Internet_20_link" text:visited-style-name="Visited_20_Internet_20_Link"><text:span text:style-name="T1">testSquareRoomH2S5_3</text:span></text:a></text:p>
                </text:list-item>
                <text:list-item>
                  <text:p text:style-name="P8"><text:a xlink:type="simple" xlink:href="#b921ece1-3970-4c96-bca4-5ff70b5c603d" text:style-name="Internet_20_link" text:visited-style-name="Visited_20_Internet_20_Link"><text:span text:style-name="T1">testCylindricaRoomH2_8D2_2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48675627-9840-4188-a232-d3e24c355995"/>Test Class: differentCoatTest.SurfaceCalculatorTest</text:p>
      <text:p text:style-name="P13"><text:bookmark text:name="48675627-9840-4188-a232-d3e24c3559951"/><text:bookmark text:name="c613ff49-0d78-4d20-924e-fc93c3ce530e"/><text:span text:style-name="T2">testSquareRoomH2_4S3_22</text:span><text:line-break/>differentCoatTest.SurfaceCalculatorTest<text:line-break/>Time Taken: 0.0s</text:p>
      <text:p text:style-name="P10"/>
      <text:p text:style-name="P10"><text:bookmark text:name="b9cf2136-f926-4e44-85af-fa1a92dab361"/><text:span text:style-name="T3">testSquareRoomH2_77S3</text:span><text:span text:style-name="T4"><text:line-break/>differentCoatTest.SurfaceCalculatorTest<text:line-break/>Time Taken: 0.0s</text:span></text:p>
      <text:p text:style-name="P10"/>
      <text:p text:style-name="P10"><text:bookmark text:name="cd7bfee9-4526-448b-bc6d-7f96eeaf2876"/><text:span text:style-name="T3">testSquareRoomH2S3</text:span><text:span text:style-name="T4"><text:line-break/>differentCoatTest.SurfaceCalculatorTest<text:line-break/>Time Taken: 0.0s</text:span></text:p>
      <text:p text:style-name="P10"/>
      <text:p text:style-name="P10"><text:bookmark text:name="7a6cee20-71cd-4380-a2e2-cb05b59c5b0c"/><text:span text:style-name="T3">testCylindricaRoomH2_8D3</text:span><text:span text:style-name="T4"><text:line-break/>differentCoatTest.SurfaceCalculatorTest<text:line-break/>Time Taken: 0.0s</text:span></text:p>
      <text:p text:style-name="P20"/>
      <text:p text:style-name="P13"><text:bookmark text:name="eee60699-907c-4711-9353-e2133d7b0e86"/><text:span text:style-name="T2">testRectangularRoomH2_8L3_5W4_2</text:span><text:line-break/>differentCoatTest.SurfaceCalculatorTest<text:line-break/>Time Taken: 0.0s</text:p>
      <text:p text:style-name="P10"/>
      <text:p text:style-name="P13"><text:bookmark text:name="1f0e09ae-8ce6-4713-90ba-99183f6d3507"/><text:soft-page-break/><text:span text:style-name="T2">testRectangularRoomH2L3W4</text:span><text:line-break/>differentCoatTest.SurfaceCalculatorTest<text:line-break/>Time Taken: 0.0s</text:p>
      <text:p text:style-name="P10"/>
      <text:p text:style-name="P10"><text:bookmark text:name="5b85af13-44bc-410b-adcf-42a3197b5593"/><text:span text:style-name="T3">testCylindricaRoomH2D2</text:span><text:span text:style-name="T4"><text:line-break/>differentCoatTest.SurfaceCalculatorTest<text:line-break/>Time Taken: 0.0s</text:span></text:p>
      <text:p text:style-name="P20"/>
      <text:p text:style-name="P13"><text:bookmark text:name="f78b82c5-fc70-46c2-a900-5ab69aa8699e"/><text:span text:style-name="T2">testSquareRoomH2S5_3</text:span><text:line-break/>differentCoatTest.SurfaceCalculatorTest<text:line-break/>Time Taken: 0.0s</text:p>
      <text:p text:style-name="P10"/>
      <text:p text:style-name="P10"><text:bookmark text:name="b921ece1-3970-4c96-bca4-5ff70b5c603d"/><text:span text:style-name="T3">testCylindricaRoomH2_8D2_2</text:span><text:span text:style-name="T4"><text:line-break/>differentCoatTest.SurfaceCalculatorTest<text:line-break/>Time Taken: 0.0s</text:span></text:p>
      <text:p text:style-name="P10"/>
      <text:p text:style-name="P25"/>
      <text:h text:style-name="P21" text:outline-level="1">Test Report</text:h>
      <text:h text:style-name="P22" text:outline-level="2">Test Suite: differentCoatTest.ValidatePhoneNoTest</text:h>
      <text:p text:style-name="P1"><text:bookmark text:name="5e56064e-5355-4027-a0c6-42d87dec28c0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8">Duration</text:p>
          </table:table-cell>
          <table:table-cell table:style-name="Table7.A1" office:value-type="string">
            <text:p text:style-name="P23">0.0 sec</text:p>
          </table:table-cell>
        </table:table-row>
        <table:table-row>
          <table:table-cell table:style-name="Table7.A1" office:value-type="string">
            <text:p text:style-name="P28">Test Cases</text:p>
          </table:table-cell>
          <table:table-cell table:style-name="Table7.A1" office:value-type="string">
            <text:p text:style-name="P23">25</text:p>
          </table:table-cell>
        </table:table-row>
        <table:table-row>
          <table:table-cell table:style-name="Table7.A1" office:value-type="string">
            <text:p text:style-name="P28">Failures</text:p>
          </table:table-cell>
          <table:table-cell table:style-name="Table7.A1" office:value-type="string">
            <text:p text:style-name="P23">0</text:p>
          </table:table-cell>
        </table:table-row>
      </table:table>
      <text:h text:style-name="P22" text:outline-level="2"><text:bookmark text:name="toc6"/>Results Index</text:h>
      <text:list xml:id="list2919551244" text:style-name="L7">
        <text:list-item>
          <text:p text:style-name="P19">All Test Classes</text:p>
          <text:list>
            <text:list-item>
              <text:p text:style-name="P19"><text:a xlink:type="simple" xlink:href="#28f8828c-d4c2-4681-ac00-8e71bbc4d6ec" text:style-name="Internet_20_link" text:visited-style-name="Visited_20_Internet_20_Link"><text:span text:style-name="T1">differentCoatTest.ValidatePhoneNoTest</text:span></text:a></text:p>
              <text:list>
                <text:list-item>
                  <text:p text:style-name="P19"><text:a xlink:type="simple" xlink:href="#253c12e0-5510-4fe5-9c52-9658091d8264" text:style-name="Internet_20_link" text:visited-style-name="Visited_20_Internet_20_Link"><text:span text:style-name="T1">testFalse15</text:span></text:a></text:p>
                </text:list-item>
                <text:list-item>
                  <text:p text:style-name="P19"><text:a xlink:type="simple" xlink:href="#c424d9d8-8efe-4961-8d10-a49ab1b0ec45" text:style-name="Internet_20_link" text:visited-style-name="Visited_20_Internet_20_Link"><text:span text:style-name="T1">testFalse16</text:span></text:a></text:p>
                </text:list-item>
                <text:list-item>
                  <text:p text:style-name="P19"><text:a xlink:type="simple" xlink:href="#ef3d8305-14af-433c-8d7e-3dac54f2a476" text:style-name="Internet_20_link" text:visited-style-name="Visited_20_Internet_20_Link"><text:span text:style-name="T1">testFalse17</text:span></text:a></text:p>
                </text:list-item>
                <text:list-item>
                  <text:p text:style-name="P19"><text:a xlink:type="simple" xlink:href="#7379fb03-7425-4021-b2af-513485d20b6b" text:style-name="Internet_20_link" text:visited-style-name="Visited_20_Internet_20_Link"><text:span text:style-name="T1">testFalse18</text:span></text:a></text:p>
                </text:list-item>
                <text:list-item>
                  <text:p text:style-name="P19"><text:a xlink:type="simple" xlink:href="#e8548b9d-2644-4fa5-9571-8006aa960abd" text:style-name="Internet_20_link" text:visited-style-name="Visited_20_Internet_20_Link"><text:span text:style-name="T1">testFalse19</text:span></text:a></text:p>
                </text:list-item>
                <text:list-item>
                  <text:p text:style-name="P19"><text:a xlink:type="simple" xlink:href="#0305f129-7916-4be0-b717-f8614130ae62" text:style-name="Internet_20_link" text:visited-style-name="Visited_20_Internet_20_Link"><text:span text:style-name="T1">testFalse20</text:span></text:a></text:p>
                </text:list-item>
                <text:list-item>
                  <text:p text:style-name="P19"><text:a xlink:type="simple" xlink:href="#f8b08b82-e0c9-4fd1-b340-4d37a4d476ee" text:style-name="Internet_20_link" text:visited-style-name="Visited_20_Internet_20_Link"><text:span text:style-name="T1">testFalse21</text:span></text:a></text:p>
                </text:list-item>
                <text:list-item>
                  <text:p text:style-name="P19"><text:a xlink:type="simple" xlink:href="#ffa171bc-9b06-475b-a9d4-b62848de2dd8" text:style-name="Internet_20_link" text:visited-style-name="Visited_20_Internet_20_Link"><text:span text:style-name="T1">testFalse22</text:span></text:a></text:p>
                </text:list-item>
                <text:list-item>
                  <text:p text:style-name="P19"><text:a xlink:type="simple" xlink:href="#740908f8-3626-4c07-829d-84c578bb9262" text:style-name="Internet_20_link" text:visited-style-name="Visited_20_Internet_20_Link"><text:span text:style-name="T1">testFalse23</text:span></text:a></text:p>
                </text:list-item>
                <text:list-item>
                  <text:p text:style-name="P19"><text:a xlink:type="simple" xlink:href="#f0305c6c-2c26-4e82-a5f7-1e0b77ff64ff" text:style-name="Internet_20_link" text:visited-style-name="Visited_20_Internet_20_Link"><text:span text:style-name="T1">testFalse24</text:span></text:a></text:p>
                </text:list-item>
                <text:list-item>
                  <text:p text:style-name="P19"><text:a xlink:type="simple" xlink:href="#afa3f615-904b-4717-9716-a46cd9729ad1" text:style-name="Internet_20_link" text:visited-style-name="Visited_20_Internet_20_Link"><text:span text:style-name="T1">testFalse25</text:span></text:a></text:p>
                </text:list-item>
                <text:list-item>
                  <text:p text:style-name="P19"><text:soft-page-break/><text:a xlink:type="simple" xlink:href="#9d12f1a1-d611-4842-ac59-bae076aff2e0" text:style-name="Internet_20_link" text:visited-style-name="Visited_20_Internet_20_Link"><text:span text:style-name="T1">testTrue01</text:span></text:a></text:p>
                </text:list-item>
                <text:list-item>
                  <text:p text:style-name="P19"><text:a xlink:type="simple" xlink:href="#5cea718b-f5c3-4846-9239-70de0bfb1555" text:style-name="Internet_20_link" text:visited-style-name="Visited_20_Internet_20_Link"><text:span text:style-name="T1">testTrue02</text:span></text:a></text:p>
                </text:list-item>
                <text:list-item>
                  <text:p text:style-name="P19"><text:a xlink:type="simple" xlink:href="#85d37ef8-84f1-4c1e-8124-877a60d67ea0" text:style-name="Internet_20_link" text:visited-style-name="Visited_20_Internet_20_Link"><text:span text:style-name="T1">testTrue03</text:span></text:a></text:p>
                </text:list-item>
                <text:list-item>
                  <text:p text:style-name="P19"><text:a xlink:type="simple" xlink:href="#5e6ccbf1-c0a0-4fdc-8125-e1be176c56f8" text:style-name="Internet_20_link" text:visited-style-name="Visited_20_Internet_20_Link"><text:span text:style-name="T1">testTrue04</text:span></text:a></text:p>
                </text:list-item>
                <text:list-item>
                  <text:p text:style-name="P19"><text:a xlink:type="simple" xlink:href="#255584c8-fa29-442c-91c5-dd9715344600" text:style-name="Internet_20_link" text:visited-style-name="Visited_20_Internet_20_Link"><text:span text:style-name="T1">testTrue05</text:span></text:a></text:p>
                </text:list-item>
                <text:list-item>
                  <text:p text:style-name="P19"><text:a xlink:type="simple" xlink:href="#57c04746-c0fa-4baa-a9ba-94c4833d16d8" text:style-name="Internet_20_link" text:visited-style-name="Visited_20_Internet_20_Link"><text:span text:style-name="T1">testTrue06</text:span></text:a></text:p>
                </text:list-item>
                <text:list-item>
                  <text:p text:style-name="P19"><text:a xlink:type="simple" xlink:href="#686874e3-6e0e-452b-8b0d-26e79117f0c8" text:style-name="Internet_20_link" text:visited-style-name="Visited_20_Internet_20_Link"><text:span text:style-name="T1">testTrue07</text:span></text:a></text:p>
                </text:list-item>
                <text:list-item>
                  <text:p text:style-name="P19"><text:a xlink:type="simple" xlink:href="#1915ff9c-44dc-4d52-9645-585c9a96faea" text:style-name="Internet_20_link" text:visited-style-name="Visited_20_Internet_20_Link"><text:span text:style-name="T1">testTrue08</text:span></text:a></text:p>
                </text:list-item>
                <text:list-item>
                  <text:p text:style-name="P19"><text:a xlink:type="simple" xlink:href="#03bed52f-b4ed-4505-ac6b-5c68c4f2931e" text:style-name="Internet_20_link" text:visited-style-name="Visited_20_Internet_20_Link"><text:span text:style-name="T1">testTrue09</text:span></text:a></text:p>
                </text:list-item>
                <text:list-item>
                  <text:p text:style-name="P19"><text:a xlink:type="simple" xlink:href="#68982c8b-2f13-4106-adaf-f860972d3c81" text:style-name="Internet_20_link" text:visited-style-name="Visited_20_Internet_20_Link"><text:span text:style-name="T1">testTrue10</text:span></text:a></text:p>
                </text:list-item>
                <text:list-item>
                  <text:p text:style-name="P19"><text:a xlink:type="simple" xlink:href="#b4929b5a-3450-4fd7-a018-001061938019" text:style-name="Internet_20_link" text:visited-style-name="Visited_20_Internet_20_Link"><text:span text:style-name="T1">testTrue11</text:span></text:a></text:p>
                </text:list-item>
                <text:list-item>
                  <text:p text:style-name="P19"><text:a xlink:type="simple" xlink:href="#75ef6e06-5b7d-4883-b72c-23ec9ccf00f0" text:style-name="Internet_20_link" text:visited-style-name="Visited_20_Internet_20_Link"><text:span text:style-name="T1">testTrue12</text:span></text:a></text:p>
                </text:list-item>
                <text:list-item>
                  <text:p text:style-name="P19"><text:a xlink:type="simple" xlink:href="#c4bac109-0102-4887-b512-06b9a080ad16" text:style-name="Internet_20_link" text:visited-style-name="Visited_20_Internet_20_Link"><text:span text:style-name="T1">testTrue13</text:span></text:a></text:p>
                </text:list-item>
                <text:list-item>
                  <text:p text:style-name="P9"><text:a xlink:type="simple" xlink:href="#f3b4a537-3392-4222-b02c-c3a36050d404" text:style-name="Internet_20_link" text:visited-style-name="Visited_20_Internet_20_Link"><text:span text:style-name="T1">testTrue14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28f8828c-d4c2-4681-ac00-8e71bbc4d6ec"/>Test Class: differentCoatTest.ValidatePhoneNoTest</text:p>
      <text:p text:style-name="P13"><text:bookmark text:name="28f8828c-d4c2-4681-ac00-8e71bbc4d6ec1"/><text:bookmark text:name="253c12e0-5510-4fe5-9c52-9658091d8264"/><text:span text:style-name="T2">testFalse15</text:span><text:line-break/>differentCoatTest.ValidatePhoneNoTest<text:line-break/>Time Taken: 0.0s</text:p>
      <text:p text:style-name="P10"/>
      <text:p text:style-name="P10"><text:bookmark text:name="c424d9d8-8efe-4961-8d10-a49ab1b0ec45"/><text:span text:style-name="T3">testFalse16</text:span><text:span text:style-name="T4"><text:line-break/>differentCoatTest.ValidatePhoneNoTest<text:line-break/>Time Taken: 0.0s</text:span></text:p>
      <text:p text:style-name="P20"/>
      <text:p text:style-name="P13"><text:bookmark text:name="ef3d8305-14af-433c-8d7e-3dac54f2a476"/><text:span text:style-name="T2">testFalse17</text:span><text:line-break/>differentCoatTest.ValidatePhoneNoTest<text:line-break/>Time Taken: 0.0s</text:p>
      <text:p text:style-name="P10"/>
      <text:p text:style-name="P10"><text:bookmark text:name="7379fb03-7425-4021-b2af-513485d20b6b"/><text:span text:style-name="T3">testFalse18</text:span><text:span text:style-name="T4"><text:line-break/>differentCoatTest.ValidatePhoneNoTest<text:line-break/>Time Taken: 0.0s</text:span></text:p>
      <text:p text:style-name="P10"/>
      <text:p text:style-name="P13"><text:bookmark text:name="e8548b9d-2644-4fa5-9571-8006aa960abd"/><text:span text:style-name="T2">testFalse19</text:span><text:line-break/>differentCoatTest.ValidatePhoneNoTest<text:line-break/>Time Taken: 0.0s</text:p>
      <text:p text:style-name="P10"/>
      <text:p text:style-name="P13"><text:bookmark text:name="0305f129-7916-4be0-b717-f8614130ae62"/><text:soft-page-break/><text:span text:style-name="T2">testFalse20</text:span><text:line-break/>differentCoatTest.ValidatePhoneNoTest<text:line-break/>Time Taken: 0.0s</text:p>
      <text:p text:style-name="P10"/>
      <text:p text:style-name="P13"><text:bookmark text:name="f8b08b82-e0c9-4fd1-b340-4d37a4d476ee"/><text:span text:style-name="T2">testFalse21</text:span><text:line-break/>differentCoatTest.ValidatePhoneNoTest<text:line-break/>Time Taken: 0.0s</text:p>
      <text:p text:style-name="P10"/>
      <text:p text:style-name="P13"><text:bookmark text:name="ffa171bc-9b06-475b-a9d4-b62848de2dd8"/><text:span text:style-name="T2">testFalse22</text:span><text:line-break/>differentCoatTest.ValidatePhoneNoTest<text:line-break/>Time Taken: 0.0s</text:p>
      <text:p text:style-name="P10"/>
      <text:p text:style-name="P10"><text:bookmark text:name="740908f8-3626-4c07-829d-84c578bb9262"/><text:span text:style-name="T3">testFalse23</text:span><text:span text:style-name="T4"><text:line-break/>differentCoatTest.ValidatePhoneNoTest<text:line-break/>Time Taken: 0.0s</text:span></text:p>
      <text:p text:style-name="P10"/>
      <text:p text:style-name="P13"><text:bookmark text:name="f0305c6c-2c26-4e82-a5f7-1e0b77ff64ff"/><text:span text:style-name="T2">testFalse24</text:span><text:line-break/>differentCoatTest.ValidatePhoneNoTest<text:line-break/>Time Taken: 0.0s</text:p>
      <text:p text:style-name="P10"/>
      <text:p text:style-name="P10"><text:bookmark text:name="afa3f615-904b-4717-9716-a46cd9729ad1"/><text:span text:style-name="T3">testFalse25</text:span><text:span text:style-name="T4"><text:line-break/>differentCoatTest.ValidatePhoneNoTest<text:line-break/>Time Taken: 0.0s</text:span></text:p>
      <text:p text:style-name="P10"/>
      <text:p text:style-name="P13"><text:bookmark text:name="9d12f1a1-d611-4842-ac59-bae076aff2e0"/><text:span text:style-name="T2">testTrue01</text:span><text:line-break/>differentCoatTest.ValidatePhoneNoTest<text:line-break/>Time Taken: 0.0s</text:p>
      <text:p text:style-name="P10"/>
      <text:p text:style-name="P10"><text:bookmark text:name="5cea718b-f5c3-4846-9239-70de0bfb1555"/><text:span text:style-name="T3">testTrue02</text:span><text:span text:style-name="T4"><text:line-break/>differentCoatTest.ValidatePhoneNoTest<text:line-break/>Time Taken: 0.0s</text:span></text:p>
      <text:p text:style-name="P10"/>
      <text:p text:style-name="P13"><text:bookmark text:name="85d37ef8-84f1-4c1e-8124-877a60d67ea0"/><text:span text:style-name="T2">testTrue03</text:span><text:line-break/>differentCoatTest.ValidatePhoneNoTest<text:line-break/>Time Taken: 0.0s</text:p>
      <text:p text:style-name="P10"/>
      <text:p text:style-name="P13"><text:bookmark text:name="5e6ccbf1-c0a0-4fdc-8125-e1be176c56f8"/><text:span text:style-name="T2">testTrue04</text:span><text:line-break/>differentCoatTest.ValidatePhoneNoTest<text:line-break/>Time Taken: 0.0s</text:p>
      <text:p text:style-name="P10"/>
      <text:p text:style-name="P13"><text:bookmark text:name="255584c8-fa29-442c-91c5-dd9715344600"/><text:soft-page-break/><text:span text:style-name="T2">testTrue05</text:span><text:line-break/>differentCoatTest.ValidatePhoneNoTest<text:line-break/>Time Taken: 0.0s</text:p>
      <text:p text:style-name="P20"/>
      <text:p text:style-name="P13"><text:bookmark text:name="57c04746-c0fa-4baa-a9ba-94c4833d16d8"/><text:span text:style-name="T2">testTrue06</text:span><text:line-break/>differentCoatTest.ValidatePhoneNoTest<text:line-break/>Time Taken: 0.0s</text:p>
      <text:p text:style-name="P13"/>
      <text:p text:style-name="P10"><text:bookmark text:name="686874e3-6e0e-452b-8b0d-26e79117f0c8"/><text:span text:style-name="T3">testTrue07</text:span><text:span text:style-name="T4"><text:line-break/>differentCoatTest.ValidatePhoneNoTest<text:line-break/>Time Taken: 0.0s</text:span></text:p>
      <text:p text:style-name="P10"/>
      <text:p text:style-name="P13"><text:bookmark text:name="1915ff9c-44dc-4d52-9645-585c9a96faea"/><text:span text:style-name="T2">testTrue08</text:span><text:line-break/>differentCoatTest.ValidatePhoneNoTest<text:line-break/>Time Taken: 0.0s</text:p>
      <text:p text:style-name="P10"/>
      <text:p text:style-name="P13"><text:bookmark text:name="03bed52f-b4ed-4505-ac6b-5c68c4f2931e"/><text:span text:style-name="T2">testTrue09</text:span><text:line-break/>differentCoatTest.ValidatePhoneNoTest<text:line-break/>Time Taken: 0.0s</text:p>
      <text:p text:style-name="P10"/>
      <text:p text:style-name="P13"><text:bookmark text:name="68982c8b-2f13-4106-adaf-f860972d3c81"/><text:span text:style-name="T2">testTrue10</text:span><text:line-break/>differentCoatTest.ValidatePhoneNoTest<text:line-break/>Time Taken: 0.0s</text:p>
      <text:p text:style-name="P10"/>
      <text:p text:style-name="P13"><text:bookmark text:name="b4929b5a-3450-4fd7-a018-001061938019"/><text:span text:style-name="T2">testTrue11</text:span><text:line-break/>differentCoatTest.ValidatePhoneNoTest<text:line-break/>Time Taken: 0.0s</text:p>
      <text:p text:style-name="P13"/>
      <text:p text:style-name="P10"><text:bookmark text:name="75ef6e06-5b7d-4883-b72c-23ec9ccf00f0"/><text:span text:style-name="T3">testTrue12</text:span><text:span text:style-name="T4"><text:line-break/>differentCoatTest.ValidatePhoneNoTest<text:line-break/>Time Taken: 0.0s</text:span></text:p>
      <text:p text:style-name="P13"/>
      <text:p text:style-name="P13"><text:bookmark text:name="c4bac109-0102-4887-b512-06b9a080ad16"/><text:span text:style-name="T2">testTrue13</text:span><text:line-break/>differentCoatTest.ValidatePhoneNoTest<text:line-break/>Time Taken: 0.0s</text:p>
      <text:p text:style-name="P20"/>
      <text:p text:style-name="P13"><text:bookmark text:name="f3b4a537-3392-4222-b02c-c3a36050d404"/><text:span text:style-name="T2">testTrue14</text:span><text:line-break/>differentCoatTest.ValidatePhoneNoTest<text:line-break/>Time Taken: 0.0s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3:13:19.949618358</meta:creation-date>
    <dc:date>2019-02-14T23:29:41.988929429</dc:date>
    <meta:editing-duration>PT16M22S</meta:editing-duration>
    <meta:editing-cycles>2</meta:editing-cycles>
    <meta:generator>LibreOffice/6.0.7.3$Linux_X86_64 LibreOffice_project/00m0$Build-3</meta:generator>
    <meta:document-statistic meta:table-count="7" meta:image-count="0" meta:object-count="0" meta:page-count="12" meta:paragraph-count="227" meta:word-count="658" meta:character-count="7701" meta:non-whitespace-character-count="7352"/>
  </office:meta>
</office:document-meta>
</file>